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4000001181A6290A13BF31D59.png" manifest:media-type="image/png"/>
  <manifest:file-entry manifest:full-path="Pictures/10000201000001C70000013B4EE020E3F3668834.png" manifest:media-type="image/png"/>
  <manifest:file-entry manifest:full-path="Pictures/1000A3B400000AB200000AB2316F2FB9498A9DA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66cm" fo:min-width="2.316cm"/>
    </style:style>
    <style:style style:name="gr2" style:family="graphic" style:parent-style-name="standard">
      <style:graphic-properties draw:fill="bitmap" draw:fill-image-name="Bitmap_20_1" draw:textarea-horizontal-align="justify" draw:textarea-vertical-align="middle" draw:auto-grow-height="false" fo:min-height="1.466cm" fo:min-width="2.316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48cm" fo:min-width="1.724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0.957cm"/>
    </style:style>
    <style:style style:name="P1" style:family="paragraph">
      <style:paragraph-properties fo:text-align="center"/>
    </style:style>
    <style:style style:name="P2" style:family="paragraph">
      <loext:graphic-properties draw:fill="bitmap" draw:fill-image-name="Bitmap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 fo:font-weight="bold" style:font-size-asian="18pt" style:font-size-complex="18pt"/>
    </style:style>
    <style:style style:name="P5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T1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1.9cm" svg:x="3cm" svg:y="3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cm" svg:height="1.9cm" svg:x="11.4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1.9cm" svg:x="3cm" svg:y="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488cm" svg:height="2.414cm" svg:x="8.7cm" svg:y="2cm">
          <draw:image xlink:href="Pictures/10000201000001C70000013B4EE020E3F3668834.png" xlink:type="simple" xlink:show="embed" xlink:actuate="onLoad">
            <text:p/>
          </draw:image>
        </draw:frame>
        <draw:frame draw:style-name="gr3" draw:text-style-name="P1" draw:layer="layout" svg:width="3.488cm" svg:height="2.414cm" svg:x="13.5cm" svg:y="1.986cm">
          <draw:image xlink:href="Pictures/10000201000001C70000013B4EE020E3F3668834.png" xlink:type="simple" xlink:show="embed" xlink:actuate="onLoad">
            <text:p/>
          </draw:image>
        </draw:frame>
        <draw:frame draw:style-name="gr3" draw:text-style-name="P1" draw:layer="layout" svg:width="2.346cm" svg:height="1.932cm" svg:x="11.8cm" svg:y="6cm">
          <draw:image xlink:href="Pictures/1000020100000154000001181A6290A13BF31D59.png" xlink:type="simple" xlink:show="embed" xlink:actuate="onLoad">
            <text:p/>
          </draw:image>
        </draw:frame>
        <draw:rect draw:style-name="gr4" draw:text-style-name="P3" draw:layer="layout" svg:width="4.7cm" svg:height="6.8cm" svg:x="2.1cm" svg:y="2.9cm">
          <text:p/>
        </draw:rect>
        <draw:custom-shape draw:style-name="gr5" draw:text-style-name="P1" draw:layer="layout" svg:width="2.4cm" svg:height="1.4cm" svg:x="3.2cm" svg:y="10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5" draw:layer="layout" svg:width="4.6cm" svg:height="0.9cm" svg:x="10.6cm" svg:y="13.1cm">
          <draw:text-box>
            <text:p text:style-name="P4"><text:span text:style-name="T1">Engine Control Unit</text:span></text:p>
          </draw:text-box>
        </draw:frame>
        <draw:frame draw:style-name="gr6" draw:text-style-name="P5" draw:layer="layout" svg:width="3.2cm" svg:height="1.207cm" svg:x="2.9cm" svg:y="3.6cm">
          <draw:text-box>
            <text:p text:style-name="P4"><text:span text:style-name="T1"><text:s text:c="8"/></text:span><text:span text:style-name="T1">GUI </text:span></text:p>
            <text:p text:style-name="P4"><text:span text:style-name="T1"><text:s text:c="4"/></text:span><text:span text:style-name="T1">Process</text:span></text:p>
          </draw:text-box>
        </draw:frame>
        <draw:frame draw:style-name="gr7" draw:text-style-name="P5" draw:layer="layout" svg:width="4.1cm" svg:height="1.207cm" svg:x="2.9cm" svg:y="1.9cm">
          <draw:text-box>
            <text:p text:style-name="P4"><text:span text:style-name="T1">OBD Moni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A3B400000AB200000AB2316F2FB9498A9DA1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6T13:19:50.385475712</meta:creation-date>
    <dc:date>2017-12-26T13:38:03.831749451</dc:date>
    <meta:editing-duration>PT18M11S</meta:editing-duration>
    <meta:editing-cycles>3</meta:editing-cycles>
    <meta:generator>LibreOffice/5.0.3.2$Linux_X86_64 LibreOffice_project/00m0$Build-2</meta:generator>
    <meta:document-statistic meta:object-count="11"/>
  </office:meta>
</office:document-meta>
</file>